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E0000011D3041D69C4D3280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ff3333" draw:fill="none" draw:fill-color="#ffffff" fo:min-height="0.598cm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standard">
      <style:graphic-properties svg:stroke-color="#ff3333" draw:fill="solid" draw:fill-color="#ff3333" draw:opacity="23%" draw:textarea-horizontal-align="justify" draw:textarea-vertical-align="middle" draw:auto-grow-height="false" fo:min-height="0.25cm" fo:min-width="4.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3333" draw:opacity="23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8.413cm" svg:height="7.54cm" svg:x="1.331cm" svg:y="2.587cm">
          <draw:image xlink:href="Pictures/100000000000013E0000011D3041D69C4D3280E6.png" xlink:type="simple" xlink:show="embed" xlink:actuate="onLoad">
            <text:p/>
          </draw:image>
        </draw:frame>
        <draw:frame draw:style-name="gr2" draw:text-style-name="P2" draw:layer="layout" svg:width="7.7cm" svg:height="0.848cm" svg:x="1.5cm" svg:y="10.9cm">
          <draw:text-box>
            <text:p>Baixa densidade da água</text:p>
          </draw:text-box>
        </draw:frame>
        <draw:frame draw:style-name="gr2" draw:text-style-name="P2" draw:layer="layout" svg:width="7.2cm" svg:height="0.848cm" svg:x="1.6cm" svg:y="1.2cm">
          <draw:text-box>
            <text:p>Alta densidade da água</text:p>
          </draw:text-box>
        </draw:frame>
        <draw:line draw:style-name="gr3" draw:text-style-name="P1" draw:layer="layout" svg:x1="5.2cm" svg:y1="2.1cm" svg:x2="5.2cm" svg:y2="6.4cm">
          <text:p/>
        </draw:line>
        <draw:line draw:style-name="gr3" draw:text-style-name="P1" draw:layer="layout" svg:x1="5.2cm" svg:y1="10.9cm" svg:x2="5.2cm" svg:y2="9cm">
          <text:p/>
        </draw:line>
        <draw:custom-shape draw:style-name="gr4" draw:text-style-name="P3" draw:layer="layout" svg:width="5.4cm" svg:height="0.5cm" svg:x="2.8cm" svg:y="6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4cm" svg:height="0.5cm" svg:x="2.8cm" svg:y="8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14:33:43.085701609</meta:creation-date>
    <dc:date>2018-07-29T14:43:39.469463287</dc:date>
    <meta:editing-duration>PT9M51S</meta:editing-duration>
    <meta:editing-cycles>4</meta:editing-cycles>
    <meta:generator>LibreOffice/6.0.3.2$Linux_X86_64 LibreOffice_project/00m0$Build-2</meta:generator>
    <meta:document-statistic meta:object-count="7"/>
  </office:meta>
</office:document-meta>
</file>